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italic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길냥이에게 부치는 편지 </text:p>
      <text:p text:style-name="Standard"/>
      <text:p text:style-name="Standard"><text:s/></text:p>
      <text:p text:style-name="Standard"/>
      <text:p text:style-name="Standard">우연히 길가다 고양이와 마주치면 질문을 던지게 된다. </text:p>
      <text:p text:style-name="Standard"/>
      <text:p text:style-name="Standard">그양이는 야생 속에서 늘 의문부호를 가지고 있는 생명의 존재들이다. <text:s/></text:p>
      <text:p text:style-name="Standard"/>
      <text:p text:style-name="Standard">우리 안에는 고양이도 강아지도 들풀도 꽃도 담겨져 있다. </text:p>
      <text:p text:style-name="Standard"/>
      <text:p text:style-name="Standard">그래서 우리 안을 들여다보기 위해서 고양이의 눈망울을 들려다 본다. </text:p>
      <text:p text:style-name="Standard"/>
      <text:p text:style-name="Standard">사랑하기도, 교감하기도 쉽지만, 그네들이 갖고 있는 질문에 답하기는 무척 어렵다. </text:p>
      <text:p text:style-name="Standard"/>
      <text:p text:style-name="Standard">우리의 삶도 물음을 던지는 것과 같으리라</text:p>
      <text:p text:style-name="Standard"/>
      <text:p text:style-name="Standard">고양이는 많은 사람들 앞에서 춤을 추고 냐옹냐옹 노래를 한다. </text:p>
      <text:p text:style-name="Standard"/>
      <text:p text:style-name="Standard">고양이라서 늘 괜찮고 좋은 존재, 그리고 무언가 미안한 존재.</text:p>
      <text:p text:style-name="Standard"/>
      <text:p text:style-name="Standard">그래서 그들을 위한 숨은 선인들이 항상 등장하는 것인지도 모른다. 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1T14:15:34</meta:creation-date>
    <dc:date>2014-08-01T14:51:58</dc:date>
    <meta:editing-duration>PT26M19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2" meta:word-count="237" meta:character-count="328" meta:non-whitespace-character-count="248"/>
  </office:meta>
</office:document-meta>
</file>